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8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Default"/>
          <table:table-cell office:value-type="float" office:value="20000000">
            <text:p>20000000</text:p>
          </table:table-cell>
          <table:table-cell table:formula="of:=[.B2]" office:value-type="float" office:value="20000000">
            <text:p>20000000</text:p>
          </table:table-cell>
          <table:table-cell table:formula="of:=[.C2]" office:value-type="float" office:value="20000000">
            <text:p>20000000</text:p>
          </table:table-cell>
          <table:table-cell table:formula="of:=[.D2]" office:value-type="float" office:value="20000000">
            <text:p>20000000</text:p>
          </table:table-cell>
          <table:table-cell table:formula="of:=[.E2]" office:value-type="float" office:value="20000000">
            <text:p>20000000</text:p>
          </table:table-cell>
          <table:table-cell table:formula="of:=[.F2]" office:value-type="float" office:value="20000000">
            <text:p>20000000</text:p>
          </table:table-cell>
          <table:table-cell table:formula="of:=[.G2]" office:value-type="float" office:value="20000000">
            <text:p>20000000</text:p>
          </table:table-cell>
          <table:table-cell table:formula="of:=[.H2]" office:value-type="float" office:value="20000000">
            <text:p>20000000</text:p>
          </table:table-cell>
          <table:table-cell table:formula="of:=[.I2]" office:value-type="float" office:value="20000000">
            <text:p>20000000</text:p>
          </table:table-cell>
          <table:table-cell table:formula="of:=[.J2]" office:value-type="float" office:value="20000000">
            <text:p>20000000</text:p>
          </table:table-cell>
        </table:table-row>
        <table:table-row table:style-name="ro2">
          <table:table-cell office:value-type="string">
            <text:p>Baud</text:p>
          </table:table-cell>
          <table:table-cell table:formula="of:=9600*[.B1]" office:value-type="float" office:value="9600">
            <text:p>9600</text:p>
          </table:table-cell>
          <table:table-cell table:formula="of:=[.B3]*[.C1]" office:value-type="float" office:value="19200">
            <text:p>19200</text:p>
          </table:table-cell>
          <table:table-cell table:formula="of:=[.B3]*[.D1]" office:value-type="float" office:value="28800">
            <text:p>28800</text:p>
          </table:table-cell>
          <table:table-cell table:formula="of:=[.B3]*[.E1]" office:value-type="float" office:value="38400">
            <text:p>38400</text:p>
          </table:table-cell>
          <table:table-cell table:formula="of:=[.B3]*[.F1]" office:value-type="float" office:value="48000">
            <text:p>48000</text:p>
          </table:table-cell>
          <table:table-cell table:formula="of:=[.B3]*[.G1]" office:value-type="float" office:value="57600">
            <text:p>57600</text:p>
          </table:table-cell>
          <table:table-cell table:formula="of:=[.B3]*[.H1]" office:value-type="float" office:value="67200">
            <text:p>67200</text:p>
          </table:table-cell>
          <table:table-cell table:formula="of:=[.B3]*[.I1]" office:value-type="float" office:value="76800">
            <text:p>76800</text:p>
          </table:table-cell>
          <table:table-cell table:formula="of:=[.B3]*[.J1]" office:value-type="float" office:value="86400">
            <text:p>86400</text:p>
          </table:table-cell>
          <table:table-cell table:formula="of:=[.B3]*[.K1]" office:value-type="float" office:value="96000">
            <text:p>960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UBBR</text:p>
          </table:table-cell>
          <table:table-cell table:formula="of:=(([.B2]+([.B3]*8))/([.B3]*16))-1" office:value-type="float" office:value="129.708333333333">
            <text:p>129,7083333333</text:p>
          </table:table-cell>
          <table:table-cell table:formula="of:=(([.C2]+([.C3]*8))/([.C3]*16))-1" office:value-type="float" office:value="64.6041666666667">
            <text:p>64,6041666667</text:p>
          </table:table-cell>
          <table:table-cell table:formula="of:=(([.D2]+([.D3]*8))/([.D3]*16))-1" office:value-type="float" office:value="42.9027777777778">
            <text:p>42,9027777778</text:p>
          </table:table-cell>
          <table:table-cell table:formula="of:=(([.E2]+([.E3]*8))/([.E3]*16))-1" office:value-type="float" office:value="32.0520833333333">
            <text:p>32,0520833333</text:p>
          </table:table-cell>
          <table:table-cell table:formula="of:=(([.F2]+([.F3]*8))/([.F3]*16))-1" office:value-type="float" office:value="25.5416666666667">
            <text:p>25,5416666667</text:p>
          </table:table-cell>
          <table:table-cell table:formula="of:=(([.G2]+([.G3]*8))/([.G3]*16))-1" office:value-type="float" office:value="21.2013888888889">
            <text:p>21,2013888889</text:p>
          </table:table-cell>
          <table:table-cell table:formula="of:=(([.H2]+([.H3]*8))/([.H3]*16))-1" office:value-type="float" office:value="18.1011904761905">
            <text:p>18,1011904762</text:p>
          </table:table-cell>
          <table:table-cell table:formula="of:=(([.I2]+([.I3]*8))/([.I3]*16))-1" office:value-type="float" office:value="15.7760416666667">
            <text:p>15,7760416667</text:p>
          </table:table-cell>
          <table:table-cell table:formula="of:=(([.J2]+([.J3]*8))/([.J3]*16))-1" office:value-type="float" office:value="13.9675925925926">
            <text:p>13,9675925926</text:p>
          </table:table-cell>
          <table:table-cell table:formula="of:=(([.K2]+([.K3]*8))/([.K3]*16))-1" office:value-type="float" office:value="12.5208333333333">
            <text:p>12,5208333333</text:p>
          </table:table-cell>
        </table:table-row>
        <table:table-row table:style-name="ro2">
          <table:table-cell office:value-type="string">
            <text:p>BAUD real</text:p>
          </table:table-cell>
          <table:table-cell table:formula="of:=[.B2]/(16*([.B5]+1))" office:value-type="float" office:value="9563.27701625757">
            <text:p>9563,2770162576</text:p>
          </table:table-cell>
          <table:table-cell table:formula="of:=[.C2]/(16*([.C5]+1))" office:value-type="float" office:value="19053.6678310575">
            <text:p>19053,6678310575</text:p>
          </table:table-cell>
          <table:table-cell table:formula="of:=[.D2]/(16*([.D5]+1))" office:value-type="float" office:value="28472.0025308447">
            <text:p>28472,0025308447</text:p>
          </table:table-cell>
          <table:table-cell table:formula="of:=[.E2]/(16*([.E5]+1))" office:value-type="float" office:value="37819.0986448156">
            <text:p>37819,0986448156</text:p>
          </table:table-cell>
          <table:table-cell table:formula="of:=[.F2]/(16*([.F5]+1))" office:value-type="float" office:value="47095.7613814757">
            <text:p>47095,7613814757</text:p>
          </table:table-cell>
          <table:table-cell table:formula="of:=[.G2]/(16*([.G5]+1))" office:value-type="float" office:value="56302.7838598686">
            <text:p>56302,7838598686</text:p>
          </table:table-cell>
          <table:table-cell table:formula="of:=[.H2]/(16*([.H5]+1))" office:value-type="float" office:value="65440.9473356186">
            <text:p>65440,9473356186</text:p>
          </table:table-cell>
          <table:table-cell table:formula="of:=[.I2]/(16*([.I5]+1))" office:value-type="float" office:value="74511.0214219187">
            <text:p>74511,0214219187</text:p>
          </table:table-cell>
          <table:table-cell table:formula="of:=[.J2]/(16*([.J5]+1))" office:value-type="float" office:value="83513.7643055985">
            <text:p>83513,7643055985</text:p>
          </table:table-cell>
          <table:table-cell table:formula="of:=[.K2]/(16*([.K5]+1))" office:value-type="float" office:value="92449.9229583975">
            <text:p>92449,9229583975</text:p>
          </table:table-cell>
        </table:table-row>
        <table:table-row table:style-name="ro2">
          <table:table-cell office:value-type="string">
            <text:p>Baud Fehler in Promille</text:p>
          </table:table-cell>
          <table:table-cell table:formula="of:=([.B6]*1000)/([.B3]-1000)" office:value-type="float" office:value="1112.00895537879">
            <text:p>1112,0089553788</text:p>
          </table:table-cell>
          <table:table-cell table:formula="of:=([.C6]*1000)/([.C3]-1000)" office:value-type="float" office:value="1046.90482588228">
            <text:p>1046,9048258823</text:p>
          </table:table-cell>
          <table:table-cell table:formula="of:=([.D6]*1000)/([.D3]-1000)" office:value-type="float" office:value="1024.17275290808">
            <text:p>1024,1727529081</text:p>
          </table:table-cell>
          <table:table-cell table:formula="of:=([.E6]*1000)/([.E3]-1000)" office:value-type="float" office:value="1011.20584611807">
            <text:p>1011,2058461181</text:p>
          </table:table-cell>
          <table:table-cell table:formula="of:=([.F6]*1000)/([.F3]-1000)" office:value-type="float" office:value="1002.03747620161">
            <text:p>1002,0374762016</text:p>
          </table:table-cell>
          <table:table-cell table:formula="of:=([.G6]*1000)/([.G3]-1000)" office:value-type="float" office:value="994.748831446442">
            <text:p>994,7488314464</text:p>
          </table:table-cell>
          <table:table-cell table:formula="of:=([.H6]*1000)/([.H3]-1000)" office:value-type="float" office:value="988.533947667954">
            <text:p>988,533947668</text:p>
          </table:table-cell>
          <table:table-cell table:formula="of:=([.I6]*1000)/([.I3]-1000)" office:value-type="float" office:value="982.995005566209">
            <text:p>982,9950055662</text:p>
          </table:table-cell>
          <table:table-cell table:formula="of:=([.J6]*1000)/([.J3]-1000)" office:value-type="float" office:value="977.912930978905">
            <text:p>977,9129309789</text:p>
          </table:table-cell>
          <table:table-cell table:formula="of:=([.K6]*1000)/([.K3]-1000)" office:value-type="float" office:value="973.157083772606">
            <text:p>973,1570837726</text:p>
          </table:table-cell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Default"/>
          <table:table-cell table:style-name="ce2"/>
          <table:table-cell table:number-columns-repeated="9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2.03.2011</text:date>, <text:time>15:30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i Lauterbach</meta:initial-creator>
    <meta:creation-date>2011-03-02T14:49:38</meta:creation-date>
    <dc:date>2011-03-02T15:30:01</dc:date>
    <dc:creator>Kai Lauterbach</dc:creator>
    <meta:editing-duration>PT00H25M13S</meta:editing-duration>
    <meta:editing-cycles>9</meta:editing-cycles>
    <meta:generator>OpenOffice.org/3.2$Linux OpenOffice.org_project/320m19$Build-9505</meta:generator>
    <meta:document-statistic meta:table-count="3" meta:cell-count="64" meta:object-count="0"/>
  </office:meta>
</office:document-meta>
</file>